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000000300DB1539567ACFD52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64cm" svg:y="0cm" svg:width="17cm" svg:height="9.599cm" draw:z-index="0"><draw:image xlink:href="Pictures/100000000000055000000300DB1539567ACFD5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9T08:27:39.576000000</meta:creation-date>
    <meta:generator>LibreOffice/7.0.1.2$Windows_x86 LibreOffice_project/7cbcfc562f6eb6708b5ff7d7397325de9e764452</meta:generator>
    <meta:editing-duration>PT3H2M59S</meta:editing-duration>
    <meta:editing-cycles>2</meta:editing-cycles>
    <dc:date>2022-10-19T11:40:49.472000000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